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2" fo:font-size="12pt" fo:language="pt" fo:country="BR" officeooo:rsid="001f39b7" officeooo:paragraph-rsid="001f39b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2" fo:font-size="12pt" fo:language="pt" fo:country="BR" officeooo:rsid="001f39b7" officeooo:paragraph-rsid="001f39b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2" fo:font-size="12pt" fo:language="pt" fo:country="BR" officeooo:paragraph-rsid="001f39b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2" fo:font-size="12pt" fo:language="pt" fo:country="BR" officeooo:paragraph-rsid="00239ed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2" fo:font-size="12pt" fo:language="pt" fo:country="BR" officeooo:rsid="001fe2c5" officeooo:paragraph-rsid="001fe2c5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2" fo:font-size="12pt" fo:language="pt" fo:country="BR" style:font-size-asian="12pt" style:font-size-complex="12pt" loext:padding="0.049cm" loext:border="0.06pt solid #e3e3e3"/>
    </style:style>
    <style:style style:name="P7" style:family="paragraph" style:parent-style-name="Standard">
      <style:paragraph-properties fo:text-align="start" style:justify-single-word="false"/>
      <style:text-properties style:font-name="Arial2" fo:font-size="12pt" fo:language="pt" fo:country="BR" officeooo:rsid="00222423" officeooo:paragraph-rsid="001fe2c5" style:font-size-asian="12pt" style:font-size-complex="12pt" loext:padding="0.049cm" loext:border="0.06pt solid #e3e3e3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fo:language="pt" fo:country="BR" officeooo:rsid="00239ed5" officeooo:paragraph-rsid="00239ed5" style:font-size-asian="12pt" style:font-size-complex="12pt" loext:padding="0.049cm" loext:border="0.06pt solid #e3e3e3"/>
    </style:style>
    <style:style style:name="P9" style:family="paragraph" style:parent-style-name="Standard">
      <style:paragraph-properties fo:text-align="start" style:justify-single-word="false"/>
      <style:text-properties style:font-name="Arial2" fo:font-size="12pt" fo:language="pt" fo:country="BR" officeooo:rsid="00239ed5" officeooo:paragraph-rsid="002515bb" style:font-size-asian="12pt" style:font-size-complex="12pt" loext:padding="0.049cm" loext:border="0.06pt solid #e3e3e3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Arial2" fo:font-size="12pt" fo:language="pt" fo:country="BR" style:font-size-asian="12pt" style:font-size-complex="12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Arial2" fo:font-size="12pt" fo:language="pt" fo:country="BR" officeooo:rsid="0026d7a3" officeooo:paragraph-rsid="0026d7a3" style:font-size-asian="12pt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15%"/>
    </style:style>
    <style:style style:name="T1" style:family="text">
      <style:text-properties officeooo:rsid="001f39b7"/>
    </style:style>
    <style:style style:name="T2" style:family="text">
      <style:text-properties loext:padding="0.049cm" loext:border="0.06pt solid #e3e3e3"/>
    </style:style>
    <style:style style:name="T3" style:family="text">
      <style:text-properties style:font-name="Arial2" fo:font-size="12pt" fo:language="pt" fo:country="BR" style:font-size-asian="12pt" style:font-size-complex="12pt"/>
    </style:style>
    <style:style style:name="T4" style:family="text">
      <style:text-properties officeooo:rsid="0021bf3d"/>
    </style:style>
    <style:style style:name="T5" style:family="text">
      <style:text-properties officeooo:rsid="00222423" loext:padding="0.049cm" loext:border="0.06pt solid #e3e3e3"/>
    </style:style>
    <style:style style:name="T6" style:family="text">
      <style:text-properties officeooo:rsid="00239ed5" loext:padding="0.049cm" loext:border="0.06pt solid #e3e3e3"/>
    </style:style>
    <style:style style:name="T7" style:family="text">
      <style:text-properties style:font-name="Arial" fo:font-size="12pt" fo:language="pt" fo:country="PT" style:font-size-asian="12pt"/>
    </style:style>
    <style:style style:name="T8" style:family="text">
      <style:text-properties style:font-name="Calibri" fo:font-size="11pt" fo:language="pt" fo:country="PT" style:font-size-asian="11pt"/>
    </style:style>
    <style:style style:name="T9" style:family="text">
      <style:text-properties officeooo:rsid="002a1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6</text:p>
      <text:p text:style-name="P1">Bruno Braga</text:p>
      <text:p text:style-name="P1"/>
      <text:p text:style-name="P3"><text:span text:style-name="T1">1-</text:span><text:span text:style-name="T4"> C) 1 e 3</text:span></text:p>
      <text:p text:style-name="P3"/>
      <text:p text:style-name="P5"><text:span text:style-name="T2">2- </text:span><text:span text:style-name="T5">E) 1, 2 e 3 </text:span></text:p>
      <text:p text:style-name="P7"/>
      <text:p text:style-name="P4"><text:span text:style-name="T5">3-</text:span><text:span text:style-name="T6"> C) o perceptron realiza a função OR</text:span></text:p>
      <text:p text:style-name="P8"/>
      <text:p text:style-name="P9">4- <text:a xlink:type="simple" xlink:href="https://github.com/Bruno0926/IA" text:style-name="Internet_20_link" text:visited-style-name="Visited_20_Internet_20_Link">https://github.com/Bruno0926/IA</text:a> <text:s text:c="2"/>// <text:span text:style-name="T9">(questao 01, 02, 03, 04 e 05).</text:span></text:p>
      <text:p text:style-name="P9"/>
      <text:p text:style-name="P10" loext:marker-style-name="T7"><text:span text:style-name="T6">5- </text:span></text:p>
      <text:p text:style-name="P10" loext:marker-style-name="T7">1) O perceptron é um tipo de neurônio artificial usado em aprendizado de máquina, especialmente em problemas de classificação binária. Ele toma várias entradas, aplica pesos a essas entradas, e passa a soma ponderada por uma função de ativação (tipicamente uma função degrau) para produzir uma saída. O perceptron aprende ajustando os pesos com base nos erros cometidos nas previsões durante o processo de treinamento. Isso é feito usando uma regra de atualização de peso que visa minimizar esses erros ao longo de várias iterações.</text:p>
      <text:p text:style-name="P10" loext:marker-style-name="T7">2) https://github.com/Bruno0926/IA/blob/main/C%C3%B3digo_lista_6.py</text:p>
      <text:p text:style-name="P10" loext:marker-style-name="T7">3) Tabela verdade:</text:p>
      <text:p text:style-name="P10" loext:marker-style-name="T7">(0, 0) -&gt; 0</text:p>
      <text:p text:style-name="P10" loext:marker-style-name="T7">(0, 1) -&gt; 0</text:p>
      <text:p text:style-name="P10" loext:marker-style-name="T7">(1, 0) -&gt; 0</text:p>
      <text:p text:style-name="P10" loext:marker-style-name="T7">(1, 1) -&gt; 1</text:p>
      <text:p text:style-name="P10" loext:marker-style-name="T7">4) Tabela verdade:</text:p>
      <text:p text:style-name="P10" loext:marker-style-name="T7">(0, 0) -&gt; 0</text:p>
      <text:p text:style-name="P10" loext:marker-style-name="T7">(0, 1) -&gt; 1</text:p>
      <text:p text:style-name="P10" loext:marker-style-name="T7">(1, 0) -&gt; 1</text:p>
      <text:p text:style-name="P10" loext:marker-style-name="T7">(1, 1) -&gt; 1</text:p>
      <text:p text:style-name="P10" loext:marker-style-name="T7">5) Tabela verdade:</text:p>
      <text:p text:style-name="P10" loext:marker-style-name="T7">(0, 0) -&gt; 0</text:p>
      <text:p text:style-name="P10" loext:marker-style-name="T7">(0, 1) -&gt; 1</text:p>
      <text:p text:style-name="P10" loext:marker-style-name="T7">(1, 0) -&gt; 1</text:p>
      <text:p text:style-name="P10" loext:marker-style-name="T7">(1, 1) -&gt; 0</text:p>
      <text:p text:style-name="P10" loext:marker-style-name="T7"><text:soft-page-break/>O perceptron não consegue encontrar uma linha de decisão que separe os pontos corretamente, demonstrando que não é capaz de resolver a função XOR.</text:p>
      <text:p text:style-name="P10" loext:marker-style-name="T8">6- </text:p>
      <text:p text:style-name="P10" loext:marker-style-name="T8">1) Backpropagation é um algoritmo utilizado no treinamento de redes neurais artificiais. Ele calcula o gradiente da função de custo em relação aos pesos da rede neural. O algoritmo funciona em duas fases principais: Forward Propagation e Backward Propagation. O algoritmo é iterado várias vezes (épocas) para que os pesos da rede se ajustem e a rede aprenda a mapear corretamente as entradas para as saídas desejadas.</text:p>
      <text:p text:style-name="P12" loext:marker-style-name="T8"><text:span text:style-name="T3">2) </text:span><text:a xlink:type="simple" xlink:href="https://github.com/Bruno0926/IA/blob/main/Código_lista_6_questao6.py" text:style-name="Internet_20_link" text:visited-style-name="Visited_20_Internet_20_Link"><text:span text:style-name="T3">https://github.com/Bruno0926/IA/blob/main/C%C3%B3digo_lista_6_questao6.py</text:span></text:a></text:p>
      <text:p text:style-name="P10" loext:marker-style-name="T8">3) Tabela verdade:</text:p>
      <text:p text:style-name="P10" loext:marker-style-name="T8">(0, 0) -&gt; 0</text:p>
      <text:p text:style-name="P10" loext:marker-style-name="T8">(0, 1) -&gt; 0</text:p>
      <text:p text:style-name="P10" loext:marker-style-name="T8">(1, 0) -&gt; 0</text:p>
      <text:p text:style-name="P10" loext:marker-style-name="T8">(1, 1) -&gt; 1</text:p>
      <text:p text:style-name="P10" loext:marker-style-name="T8">4) Tabela verdade:</text:p>
      <text:p text:style-name="P10" loext:marker-style-name="T8">(0, 0) -&gt; 0</text:p>
      <text:p text:style-name="P10" loext:marker-style-name="T8">(0, 1) -&gt; 1</text:p>
      <text:p text:style-name="P10" loext:marker-style-name="T8">(1, 0) -&gt; 1</text:p>
      <text:p text:style-name="P10" loext:marker-style-name="T8">(1, 1) -&gt; 1</text:p>
      <text:p text:style-name="P10" loext:marker-style-name="T8">5) Tabela verdade:</text:p>
      <text:p text:style-name="P10" loext:marker-style-name="T8">(0, 0) -&gt; 0</text:p>
      <text:p text:style-name="P10" loext:marker-style-name="T8">(0, 1) -&gt; 1</text:p>
      <text:p text:style-name="P10" loext:marker-style-name="T8">(1, 0) -&gt; 1</text:p>
      <text:p text:style-name="P10" loext:marker-style-name="T8">(1, 1) -&gt; 0</text:p>
      <text:p text:style-name="P11" loext:marker-style-name="T7"/>
      <text:p text:style-name="P9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8:27:01.630000000</meta:creation-date>
    <dc:date>2024-05-19T21:23:01.180000000</dc:date>
    <meta:editing-duration>PT51M9S</meta:editing-duration>
    <meta:editing-cycles>11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3" meta:word-count="329" meta:character-count="1768" meta:non-whitespace-character-count="1477"/>
  </office:meta>
</office:document-meta>
</file>